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6"/>
        <table:table-column table:style-name="co4" table:number-columns-repeated="5" table:default-cell-style-name="ce7"/>
        <table:table-column table:style-name="co4" table:default-cell-style-name="ce8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4"/>
          <table:table-cell table:number-columns-repeated="2" table:style-name="ce4" office:value-type="string">
            <text:p>Target*</text:p>
          </table:table-cell>
          <table:table-cell table:style-name="ce4" office:value-type="string">
            <text:p>Actual**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Configured***</text:p>
          </table:table-cell>
          <table:table-cell table:style-name="ce4" office:value-type="string">
            <text:p>Configured</text:p>
          </table:table-cell>
          <table:table-cell table:style-name="Default"/>
        </table:table-row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****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5" office:value-type="string">
            <text:p>Min Angle</text:p>
          </table:table-cell>
          <table:table-cell table:style-name="ce5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3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-91">
            <text:p>-91</text:p>
          </table:table-cell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244">
            <text:p>244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-108">
            <text:p>-108</text:p>
          </table:table-cell>
          <table:table-cell table:style-name="ce3"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109">
            <text:p>109</text:p>
          </table:table-cell>
          <table:table-cell office:value-type="float" office:value="247">
            <text:p>247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<text:s/></text:p>
          </table:table-cell>
          <table:table-cell office:value-type="string">
            <text:p>direct</text:p>
          </table:table-cell>
        </table:table-row>
        <table:table-row table:style-name="ro3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table:number-columns-repeated="4" office:value-type="string">
            <text:p><text:s/></text:p>
          </table:table-cell>
          <table:table-cell office:value-type="string">
            <text:p>indirect</text:p>
          </table:table-cell>
        </table:table-row>
        <table:table-row table:style-name="ro3">
          <table:table-cell table:style-name="Default" table:number-columns-repeated="6"/>
          <table:table-cell table:style-name="ce6"/>
          <table:table-cell table:style-name="Default" table:number-columns-repeated="4"/>
        </table:table-row>
        <table:table-row table:style-name="ro2">
          <table:table-cell table:style-name="Default"/>
          <table:table-cell table:style-name="Default" office:value-type="string">
            <text:p>* <text:s/>Attempted min/max angle settings through “herborist” as specified in Poppy docs. Widget is not very precise. 180 is top, decreasing clock-wis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 As read from EEPROM. Actual “hard” limits enforced by firmware. Application limits may be more restrictive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 Limits as configured in the XML file. These are “soft” limits enforced by the application and take into account the offset, orientation and desired range of motion.</text:p>
          </table:table-cell>
          <table:table-cell table:style-name="Default" table:number-columns-repeated="9"/>
        </table:table-row>
        <table:table-row table:style-name="ro3">
          <table:table-cell table:style-name="Default"/>
          <table:table-cell table:style-name="Default" office:value-type="string">
            <text:p>**** Fixed angular correction applied by the application, empirically derived</text:p>
          </table:table-cell>
          <table:table-cell table:style-name="Default"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5:Sheet1.K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4/29/2019</text:date>, <text:time>10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9-04-29T10:20:55</dc:date>
    <dc:creator>Chuck Coughlin</dc:creator>
    <meta:editing-duration>P2DT11H40M15S</meta:editing-duration>
    <meta:editing-cycles>21</meta:editing-cycles>
    <meta:generator>OpenOffice/4.1.3$Unix OpenOffice.org_project/413m1$Build-9783</meta:generator>
    <meta:document-statistic meta:table-count="3" meta:cell-count="298" meta:object-count="0"/>
  </office:meta>
</office:document-meta>
</file>